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8743" officeooo:paragraph-rsid="00138743"/>
    </style:style>
    <style:style style:name="P2" style:family="paragraph" style:parent-style-name="Standard">
      <style:text-properties officeooo:rsid="0013de5a" officeooo:paragraph-rsid="0013de5a"/>
    </style:style>
    <style:style style:name="P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38743" officeooo:paragraph-rsid="001387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 Report – Final</text:p>
      <text:p text:style-name="P1"/>
      <text:p text:style-name="P1">Shlomi Domnenko – 318643640</text:p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8:23:11.278435166</meta:creation-date>
    <meta:generator>LibreOffice/6.0.7.3$Linux_X86_64 LibreOffice_project/00m0$Build-3</meta:generator>
    <dc:date>2020-01-12T18:23:53.139493387</dc:date>
    <meta:editing-duration>PT42S</meta:editing-duration>
    <meta:editing-cycles>2</meta:editing-cycles>
    <meta:document-statistic meta:table-count="0" meta:image-count="0" meta:object-count="0" meta:page-count="1" meta:paragraph-count="2" meta:word-count="6" meta:character-count="45" meta:non-whitespace-character-count="39"/>
  </office:meta>
</office:document-meta>
</file>